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D8000000F4E47961D4.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2C20000005BF0164327.png" manifest:media-type="image/png"/>
  <manifest:file-entry manifest:full-path="Pictures/1000000100000206000000C25FD4BFD7.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style:style>
    <style:style style:name="gr8"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2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3"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5"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6"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7"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9" style:family="graphic" style:parent-style-name="standard" style:list-style-name="L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0"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6" style:family="graphic" style:parent-style-name="standard" style:list-style-name="L10">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3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9"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0"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1" style:family="graphic" style:parent-style-name="standard" style:list-style-name="L10">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 style:family="paragraph">
      <loext:graphic-properties draw:fill-color="#ffffff"/>
    </style:style>
    <style:style style:name="P9"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loext:graphic-properties draw:fill="gradient" draw:fill-gradient-name="Gradient_20_1"/>
      <style:paragraph-properties fo:text-align="start" style:font-independent-line-spacing="true"/>
      <style:text-properties fo:font-size="60pt"/>
    </style:style>
    <style:style style:name="P11"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3" style:family="paragraph">
      <loext:graphic-properties draw:fill="gradient" draw:fill-gradient-name="Gradient_20_1"/>
      <style:paragraph-properties fo:text-align="start" style:font-independent-line-spacing="true"/>
      <style:text-properties fo:font-size="44pt"/>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7"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18"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19"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2"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5"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docker" draw:style-name="dp1" draw:master-page-name="Title_20_Slide" presentation:presentation-page-layout-name="AL1T0">
        <draw:frame presentation:style-name="pr1" draw:text-style-name="P2" draw:layer="layout" svg:width="2.087cm" svg:height="0.719cm" svg:x="0cm" svg:y="-0.918cm" presentation:class="title" presentation:user-transformed="true">
          <draw:text-box>
            <text:p text:style-name="P1"><text:span text:style-name="T1">1. docker</text:span></text:p>
          </draw:text-box>
        </draw:frame>
        <draw:g draw:style-name="gr1">
          <draw:custom-shape draw:name="CaixaDeTexto 17" draw:style-name="gr2" draw:text-style-name="P4" draw:layer="layout" svg:width="1.461cm" svg:height="0.509cm" svg:x="30.798cm" svg:y="0.504cm">
            <office:event-listeners>
              <presentation:event-listener script:event-name="dom:click" presentation:action="show" xlink:href="file:///C:/Windows/explorer.exe%20F:/ides/AZ_vStudio2017" xlink:type="simple" xlink:show="embed" xlink:actuate="onRequest"/>
            </office:event-listeners>
            <text:p text:style-name="P3"><text:span text:style-name="T2"><text:a xlink:href="../../README.md"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29.862cm" svg:y="0.34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frame draw:name="Picture 3" draw:style-name="gr4" draw:text-style-name="P5" draw:layer="layout" svg:width="1.376cm" svg:height="0.733cm" svg:x="29.36cm" svg:y="1.419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7" draw:layer="layout" svg:width="1.986cm" svg:height="0.759cm" svg:x="30.736cm" svg:y="1.366cm">
            <text:p text:style-name="P6"><text:span text:style-name="T3"><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7" draw:text-style-name="P9" draw:layer="layout" svg:width="0.697cm" svg:height="2.597cm" svg:x="3.954cm" svg:y="10.93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3" draw:text-style-name="P10" draw:layer="layout" svg:width="3.102cm" svg:height="1.026cm" svg:x="0.403cm" svg:y="0.344cm" presentation:class="title" presentation:user-transformed="true">
          <draw:text-box>
            <text:p text:style-name="P1"><text:span text:style-name="T4">1.1 index</text:span></text:p>
          </draw:text-box>
        </draw:frame>
        <draw:custom-shape draw:style-name="gr8" draw:text-style-name="P11"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5" draw:style-name="gr4" draw:text-style-name="P5" draw:layer="layout" svg:width="1.376cm" svg:height="0.733cm" svg:x="0.693cm" svg:y="8.947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7" draw:layer="layout" svg:width="2.061cm" svg:height="0.759cm" svg:x="2.069cm" svg:y="8.894cm">
            <text:p text:style-name="P6"><text:span text:style-name="T3"><text:a xlink:href="../_reference/compose.pptx" xlink:type="simple">compo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text-style-name="P12" draw:layer="layout" svg:width="3.14cm" svg:height="0.764cm" svg:x="0.691cm" svg:y="11cm">
          <text:p text:style-name="P6"><text:span text:style-name="T5">exampl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frame draw:name="Picture 8" draw:style-name="gr4" draw:text-style-name="P5" draw:layer="layout" svg:width="1.376cm" svg:height="0.733cm" svg:x="4.427cm" svg:y="11.013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7" draw:layer="layout" svg:width="1.298cm" svg:height="0.759cm" svg:x="5.803cm" svg:y="10.961cm">
            <text:p text:style-name="P6"><text:span text:style-name="T3"><text:a xlink:href="../_reference/local.pptx" xlink:type="simple">loca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6" draw:style-name="gr4" draw:text-style-name="P5" draw:layer="layout" svg:width="1.376cm" svg:height="0.733cm" svg:x="4.416cm" svg:y="12.465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7" draw:layer="layout" svg:width="1.166cm" svg:height="0.759cm" svg:x="5.792cm" svg:y="12.412cm">
            <text:p text:style-name="P6"><text:span text:style-name="T3"><text:a xlink:href="../_reference/aws.pptx" xlink:type="simple">a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9" draw:style-name="gr4" draw:text-style-name="P5" draw:layer="layout" svg:width="1.376cm" svg:height="0.733cm" svg:x="1.378cm" svg:y="6.291cm">
            <draw:image xlink:href="Pictures/100000010000007700000040DC1DA863.png" xlink:type="simple" xlink:show="embed" xlink:actuate="onLoad" draw:mime-type="image/png">
              <text:p/>
            </draw:image>
            <svg:desc>Icon

Description automatically generated</svg:desc>
          </draw:frame>
          <draw:custom-shape draw:name="Retângulo 5" draw:style-name="gr13" draw:text-style-name="P7" draw:layer="layout" svg:width="1.335cm" svg:height="0.759cm" svg:x="2.754cm" svg:y="6.239cm">
            <text:p text:style-name="P6"><text:span text:style-name="T3"><text:a xlink:href="../_reference/commands/push.pptx" xlink:type="simple">pus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1" draw:style-name="gr4" draw:text-style-name="P5" draw:layer="layout" svg:width="1.376cm" svg:height="0.733cm" svg:x="0.693cm" svg:y="2.178cm">
            <draw:image xlink:href="Pictures/100000010000007700000040DC1DA863.png" xlink:type="simple" xlink:show="embed" xlink:actuate="onLoad" draw:mime-type="image/png">
              <text:p/>
            </draw:image>
            <svg:desc>Icon

Description automatically generated</svg:desc>
          </draw:frame>
          <draw:custom-shape draw:name="Retângulo 5" draw:style-name="gr14" draw:text-style-name="P7" draw:layer="layout" svg:width="1.641cm" svg:height="0.759cm" svg:x="2.069cm" svg:y="2.126cm">
            <text:p text:style-name="P6"><text:span text:style-name="T3"><text:a xlink:href="../_reference/theory.pptx" xlink:type="simple">theo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4" draw:style-name="gr4" draw:text-style-name="P5" draw:layer="layout" svg:width="1.376cm" svg:height="0.733cm" svg:x="0.693cm" svg:y="4.914cm">
            <draw:image xlink:href="Pictures/100000010000007700000040DC1DA863.png" xlink:type="simple" xlink:show="embed" xlink:actuate="onLoad" draw:mime-type="image/png">
              <text:p/>
            </draw:image>
            <svg:desc>Icon

Description automatically generated</svg:desc>
          </draw:frame>
          <draw:custom-shape draw:name="Retângulo 5" draw:style-name="gr15" draw:text-style-name="P7" draw:layer="layout" svg:width="2.39cm" svg:height="0.759cm" svg:x="2.069cm" svg:y="4.862cm">
            <text:p text:style-name="P6"><text:span text:style-name="T3"><text:a xlink:href="../_reference/commands.pptx" xlink:type="simple">command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0.693cm" svg:y="7.668cm">
            <draw:image xlink:href="Pictures/100000010000007700000040DC1DA863.png" xlink:type="simple" xlink:show="embed" xlink:actuate="onLoad" draw:mime-type="image/png">
              <text:p/>
            </draw:image>
            <svg:desc>Icon

Description automatically generated</svg:desc>
          </draw:frame>
          <draw:custom-shape draw:name="Retângulo 5" draw:style-name="gr16" draw:text-style-name="P7" draw:layer="layout" svg:width="2.001cm" svg:height="0.759cm" svg:x="2.069cm" svg:y="7.616cm">
            <text:p text:style-name="P6"><text:span text:style-name="T3"><text:a xlink:href="../_reference/internals.pptx" xlink:type="simple">interna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30" draw:style-name="gr4" draw:text-style-name="P5" draw:layer="layout" svg:width="1.376cm" svg:height="0.733cm" svg:x="1.378cm" svg:y="3.538cm">
            <draw:image xlink:href="Pictures/100000010000007700000040DC1DA863.png" xlink:type="simple" xlink:show="embed" xlink:actuate="onLoad" draw:mime-type="image/png">
              <text:p/>
            </draw:image>
            <svg:desc>Icon

Description automatically generated</svg:desc>
          </draw:frame>
          <draw:custom-shape draw:name="Retângulo 5" draw:style-name="gr17" draw:text-style-name="P7" draw:layer="layout" svg:width="2.072cm" svg:height="0.759cm" svg:x="2.641cm" svg:y="3.503cm">
            <text:p text:style-name="P6"><text:span text:style-name="T3"><text:a xlink:href="../theory/overview.pptx"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1" draw:style-name="gr18" draw:text-style-name="P7" draw:layer="layout" svg:width="4.534cm" svg:height="0.759cm" svg:x="1.054cm" svg:y="14.741cm">
            <text:p text:style-name="P6"><text:span text:style-name="T3"><text:a xlink:href="file:///C:/Windows/System32/drivers/etc/hosts" xlink:type="simple">configuration file: hos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5" draw:layer="layout" svg:width="0.768cm" svg:height="0.768cm" svg:x="0.5cm" svg:y="14.706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1" draw:text-style-name="P2" draw:layer="layout" svg:width="1.79cm" svg:height="0.719cm" svg:x="0cm" svg:y="-0.914cm" presentation:class="title" presentation:user-transformed="true">
          <draw:text-box>
            <text:p text:style-name="P1"><text:span text:style-name="T1">2. what</text:span></text:p>
          </draw:text-box>
        </draw:frame>
        <draw:custom-shape draw:style-name="gr8" draw:text-style-name="P11"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5" draw:layer="layout" svg:width="18.681cm" svg:height="2.407cm" svg:x="4.402cm" svg:y="1.131cm">
          <draw:image xlink:href="Pictures/10000001000002C20000005BF0164327.png" xlink:type="simple" xlink:show="embed" xlink:actuate="onLoad" draw:mime-type="image/png">
            <text:p/>
          </draw:image>
        </draw:frame>
        <draw:frame draw:style-name="gr19" draw:text-style-name="P5" draw:layer="layout" svg:width="19.263cm" svg:height="6.456cm" svg:x="4.402cm" svg:y="4.258cm">
          <draw:image xlink:href="Pictures/10000001000002D8000000F4E47961D4.png" xlink:type="simple" xlink:show="embed" xlink:actuate="onLoad" draw:mime-type="image/png">
            <text:p/>
          </draw:image>
        </draw:frame>
        <draw:frame draw:style-name="gr19" draw:text-style-name="P5" draw:layer="layout" svg:width="13.706cm" svg:height="5.133cm" svg:x="4.402cm" svg:y="11.434cm">
          <draw:image xlink:href="Pictures/1000000100000206000000C25FD4BFD7.png" xlink:type="simple" xlink:show="embed" xlink:actuate="onLoad" draw:mime-type="image/png">
            <text:p/>
          </draw:image>
        </draw:frame>
        <draw:custom-shape draw:style-name="gr20" draw:text-style-name="P12" draw:layer="layout" svg:width="3.602cm" svg:height="0.764cm" svg:x="0.755cm" svg:y="2.094cm">
          <text:p text:style-name="P6"><text:span text:style-name="T5">descripti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6"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3. tests" draw:style-name="dp1" draw:master-page-name="Title_20_Slide" presentation:presentation-page-layout-name="AL1T0">
        <draw:frame presentation:style-name="pr1" draw:text-style-name="P2" draw:layer="layout" svg:width="1.79cm" svg:height="0.719cm" svg:x="0cm" svg:y="-0.914cm" presentation:class="title" presentation:user-transformed="true">
          <draw:text-box>
            <text:p text:style-name="P1"><text:span text:style-name="T1">3. tests</text:span></text:p>
          </draw:text-box>
        </draw:frame>
        <draw:custom-shape draw:style-name="gr8" draw:text-style-name="P11"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21" draw:text-style-name="P7" draw:layer="layout" svg:width="2.317cm" svg:height="0.759cm" svg:x="1.31cm" svg:y="1.448cm">
            <text:p text:style-name="P6"><text:span text:style-name="T3"><text:a xlink:href="https://playwright.dev/docs/ci#docker" xlink:type="simple">playwrigh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3" draw:text-style-name="P5" draw:layer="layout" svg:width="0.768cm" svg:height="0.768cm" svg:x="0.756cm" svg:y="1.413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2" draw:text-style-name="P11"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2" draw:layer="layout" svg:width="3.929cm" svg:height="0.764cm" svg:x="0.755cm" svg:y="2.094cm">
          <text:p text:style-name="P6"><text:span text:style-name="T5">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13" draw:layer="layout" svg:width="3.755cm" svg:height="1.026cm" svg:x="0.449cm" svg:y="0.514cm" presentation:class="title" presentation:user-transformed="true">
          <draw:text-box>
            <text:p text:style-name="P1"><text:span text:style-name="T6">Z. </text:span><text:span text:style-name="T7">template</text:span></text:p>
          </draw:text-box>
        </draw:frame>
        <draw:custom-shape draw:style-name="gr24" draw:text-style-name="P9"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5" draw:text-style-name="P15" draw:layer="layout" svg:width="4.105cm" svg:height="0.764cm" svg:x="0.838cm" svg:y="3.502cm">
          <text:p text:style-name="P14"><text:span text:style-name="T8">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6" draw:text-style-name="P15" draw:layer="layout" svg:width="4.507cm" svg:height="1.727cm" svg:x="0.915cm" svg:y="16.796cm">
          <text:p text:style-name="P14"><text:span text:style-name="T9">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7" draw:text-style-name="P15" draw:layer="layout" svg:width="1.375cm" svg:height="1.291cm" svg:x="0.789cm" svg:y="13.697cm">
          <text:p text:style-name="P14"><text:span text:style-name="T10">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 draw:text-style-name="P7" draw:layer="layout" svg:width="1.736cm" svg:height="2.113cm" svg:x="2.297cm" svg:y="13.139cm">
          <text:p text:style-name="P6"><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6" draw:layer="layout" svg:width="3.921cm" svg:height="0.794cm" svg:x="5.994cm" svg:y="3.457cm">
          <text:list text:style-name="L7">
            <text:list-item>
              <text:p text:style-name="P3"><text:span text:style-name="T12">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16" draw:layer="layout" svg:width="7.87cm" svg:height="2.623cm" svg:x="1.657cm" svg:y="5.047cm">
          <text:list text:style-name="L7">
            <text:list-item>
              <text:p text:style-name="P3"><text:span text:style-name="T13">A </text:span><text:span text:style-name="T14">slash</text:span><text:span text:style-name="T13"> </text:span></text:p>
            </text:list-item>
          </text:list>
          <text:list text:style-name="L8">
            <text:list-item>
              <text:list>
                <text:list-item>
                  <text:p text:style-name="P3"><text:span text:style-name="T13">followed </text:span></text:p>
                </text:list-item>
              </text:list>
            </text:list-item>
            <text:list-item>
              <text:p text:style-name="P3"><text:span text:style-name="T13">by </text:span></text:p>
              <text:list>
                <text:list-item>
                  <text:p text:style-name="P3"><text:span text:style-name="T14">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5"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32" draw:text-style-name="P7" draw:layer="layout" svg:width="4.279cm" svg:height="0.759cm" svg:x="1.28cm" svg:y="11.645cm">
            <text:p text:style-name="P6"><text:span text:style-name="T3"><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4"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3" draw:text-style-name="P7" draw:layer="layout" svg:width="2.629cm" svg:height="0.759cm" svg:x="2.039cm" svg:y="10.48cm">
            <text:p text:style-name="P6"><text:span text:style-name="T3"><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34" draw:text-style-name="P7" draw:layer="layout" svg:width="2.946cm" svg:height="0.759cm" svg:x="1.626cm" svg:y="9.336cm">
            <text:p text:style-name="P6"><text:span text:style-name="T3"><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3"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35"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6" draw:text-style-name="P18" draw:layer="layout" svg:width="4.628cm" svg:height="1.218cm" svg:x="0.914cm" svg:y="15.288cm">
          <text:list text:style-name="L10">
            <text:list-item>
              <text:p text:style-name="P17"><text:span text:style-name="T15">every key-frame</text:span></text:p>
            </text:list-item>
            <text:list-item>
              <text:p text:style-name="P17"><text:span text:style-name="T15">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37" draw:text-style-name="P5" draw:layer="layout" draw:line-skew="2.567cm" svg:x1="11.486cm" svg:y1="9.773cm" svg:x2="16.895cm" svg:y2="12.725cm" svg:d="M11486 9773h5272v2952h137" svg:viewBox="0 0 5410 2953">
          <text:p/>
        </draw:connector>
        <draw:custom-shape draw:style-name="gr38" draw:text-style-name="P19"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16" draw:layer="layout" svg:width="2.685cm" svg:height="1.217cm" svg:x="25.323cm" svg:y="3.211cm">
          <text:list text:style-name="L10">
            <text:list-item>
              <text:p text:style-name="P3"><text:span text:style-name="T16">download </text:span></text:p>
            </text:list-item>
          </text:list>
          <text:list text:style-name="L11">
            <text:list-item>
              <text:list>
                <text:list-item>
                  <text:p text:style-name="P3"><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0" draw:text-style-name="P12" draw:layer="layout" svg:width="1.125cm" svg:height="0.679cm" svg:x="23.401cm" svg:y="3.759cm">
          <text:p text:style-name="P6"><text:span text:style-name="T17">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16" draw:layer="layout" svg:width="2.685cm" svg:height="1.217cm" svg:x="28.681cm" svg:y="3.211cm">
          <text:list text:style-name="L10">
            <text:list-item>
              <text:p text:style-name="P3"><text:span text:style-name="T16">download </text:span></text:p>
            </text:list-item>
          </text:list>
          <text:list text:style-name="L11">
            <text:list-item>
              <text:list>
                <text:list-item>
                  <text:p text:style-name="P3"><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3"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2" draw:text-style-name="P7" draw:layer="layout" svg:width="2.056cm" svg:height="0.759cm" svg:x="5.523cm" svg:y="10.48cm">
            <text:p text:style-name="P6"><text:span text:style-name="T18"><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3"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3" draw:text-style-name="P7" draw:layer="layout" svg:width="1.371cm" svg:height="0.589cm" svg:x="1.176cm" svg:y="12.719cm">
            <text:p text:style-name="P6"><text:span text:style-name="T19"><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5"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48</meta:editing-cycles>
    <meta:creation-date>2019-03-25T09:18:39</meta:creation-date>
    <dc:date>2025-06-06T07:18:47.414182300</dc:date>
    <meta:editing-duration>P47DT3H27M1S</meta:editing-duration>
    <meta:generator>LibreOffice/25.2.2.2$Windows_X86_64 LibreOffice_project/7370d4be9e3cf6031a51beef54ff3bda878e3fac</meta:generator>
    <meta:document-statistic meta:object-count="351"/>
    <meta:user-defined meta:name="AppVersion">16.0000</meta:user-defined>
    <meta:user-defined meta:name="PresentationFormat">Widescreen</meta:user-defined>
    <meta:user-defined meta:name="Slides" meta:value-type="float">5</meta:user-defined>
  </office:meta>
</office:document-meta>
</file>